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Pro předchozí vydání<text:span text:style-name="T57"/><text:span text:style-name="T57"/><text:span text:style-name="T52"/><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iknutí pravým tlačítkem</text:p>
            </table:table-cell>
            <table:table-cell table:style-name="Table1.A2" office:value-type="string">
              <text:p text:style-name="P23"><text:span text:style-name="Keystroke">Control</text:span>+klepnutí nebo klepnutí pravým tlačítkem v závislosti na nastavení počítače</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další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 + ⌘ + F5</text:span></text:p>
            </table:table-cell>
            <table:table-cell table:style-name="Table1.A2" office:value-type="string">
              <text:p text:style-name="P23">Otevře s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 + 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4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kneme </text:span><text:span text:style-name="Keystroke"><text:span text:style-name="T5">Ctrl+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text:span><text:span text:style-name="Keystroke"><text:span text:style-name="T5">Tab</text:span></text:span><text:span text:style-name="T5"> pro posun vpřed nebo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ksneme kombinaci kláves </text:span><text:span text:style-name="Keystroke"><text:span text:style-name="T5">Alt</text:span></text:span><text:span text:style-name="Emphasis"><text:span text:style-name="T5">+</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text:span><text:span text:style-name="Strong_20_Emphasis">na tlačítko<text:span text:style-name="T5"> 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u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Filtr je seznam podmínek, které musí každá položka splňovat, aby mohla být zobrazena. Calc poskytuje tři typy filtrů:</text:p>
      <text:p text:style-name="P15"><text:span text:style-name="Strong_20_Emphasis">Standardní filtr</text:span> <text:span text:style-name="T38">–</text:span> Určuje logické podmínky pro filtrování dat.</text:p>
      <text:p text:style-name="P15"><text:span text:style-name="Strong_20_Emphasis">Automatický filtr</text:span> <text:span text:style-name="T38">–</text:span> Filtruje data podle určitých dat nebo řetězců. Automaticky filtruje vybraný rozsah buněk a vytvoří jednořádkové seznamy, ve kterých si můžete vybrat položky, které chcete zobrazit.</text:p>
      <text:p text:style-name="P15"><text:span text:style-name="Strong_20_Emphasis">Rozšířený filtr</text:span> <text:span text:style-name="T38">–</text:span> Používá kritéria filtru z určených buněk.</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